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ApplicationListenerAdapter.onApplicationEvent( E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alApplicationListenerAdapt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Adapter.setListenerId( Stri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Adapt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Adapter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Adapter.getTransac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Adapter.addCallback( Synchronization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ApplicationListenerAdapter.setTransactionPhase( TransactionPhase transaction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Adapter.TransactionalApplicationListenerAdapter( ApplicationListener &lt; E &gt; target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Adapter.processEvent( 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